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2.606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5.6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41cm" fo:min-width="1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494cm" fo:padding-top="0.175cm" fo:padding-bottom="0.175cm" fo:padding-left="0.3cm" fo:padding-right="0.3cm" fo:wrap-option="no-wrap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2cm" fo:padding-top="0.175cm" fo:padding-bottom="0.175cm" fo:padding-left="0.3cm" fo:padding-right="0.3cm" fo:wrap-option="no-wrap"/>
    </style:style>
    <style:style style:name="gr2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43cm" fo:padding-top="0.175cm" fo:padding-bottom="0.175cm" fo:padding-left="0.3cm" fo:padding-right="0.3cm" fo:wrap-option="no-wrap"/>
    </style:style>
    <style:style style:name="gr28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05cm" fo:padding-top="0.175cm" fo:padding-bottom="0.175cm" fo:padding-left="0.3cm" fo:padding-right="0.3cm" fo:wrap-option="no-wrap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72cm" fo:padding-top="0.175cm" fo:padding-bottom="0.175cm" fo:padding-left="0.3cm" fo:padding-right="0.3cm" fo:wrap-option="no-wrap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326cm" fo:padding-top="0.175cm" fo:padding-bottom="0.175cm" fo:padding-left="0.3cm" fo:padding-right="0.3cm" fo:wrap-option="no-wrap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4.65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95cm" fo:padding-top="0.175cm" fo:padding-bottom="0.175cm" fo:padding-left="0.3cm" fo:padding-right="0.3cm" fo:wrap-option="no-wrap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4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42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4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gr4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9.15cm" fo:min-width="30.2cm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Line_20_with_20_Fine_20_Dot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4.494cm" fo:padding-top="0.175cm" fo:padding-bottom="0.175cm" fo:padding-left="0.3cm" fo:padding-right="0.3cm" fo:wrap-option="no-wrap"/>
    </style:style>
    <style:style style:name="gr50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3.85cm" fo:min-width="5.786cm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10.8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586cm" fo:padding-top="0.175cm" fo:padding-bottom="0.175cm" fo:padding-left="0.3cm" fo:padding-right="0.3cm" fo:wrap-option="no-wrap"/>
    </style:style>
    <style:style style:name="gr5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Inconsolata1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Inconsolata1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</text:span><text:span text:style-name="T1">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1.169cm">
          <draw:text-box>
            <text:p><text:span text:style-name="T1">ite</text:span><text:span text:style-name="T1">s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1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</text:span><text:span text:style-name="T1">-</text:span><text:span text:style-name="T1">vnmg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</text:span><text:span text:style-name="T1">web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4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4" draw:layer="layout" draw:type="curve" svg:x1="31.585cm" svg:y1="22.358cm" svg:x2="20.285cm" svg:y2="22.058cm" draw:start-shape="id3" draw:end-shape="id5" draw:end-glue-point="1" svg:d="M31585 2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</text:span><text:span text:style-name="T1">s-</text:span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2.956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22cm">
          <draw:text-box>
            <text:p><text:span text:style-name="T1">Hos</text:span><text:span text:style-name="T1">t</text:span></text:p>
          </draw:text-box>
        </draw:frame>
        <draw:custom-shape draw:style-name="gr16" draw:text-style-name="P1" draw:layer="layout" svg:width="6.238cm" svg:height="1.3cm" svg:x="2.3cm" svg:y="24.4cm">
          <text:p text:style-name="P2"><text:span text:style-name="T1">vnet</text:span><text:span text:style-name="T1">-</text:span><text:span text:style-name="T1">ites</text:span><text:span text:style-name="T1">t-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8" draw:id="id8" draw:layer="layout" svg:width="6.238cm" svg:height="1.3cm" svg:x="2.3cm" svg:y="31.4cm">
          <text:p text:style-name="P2"><text:span text:style-name="T1">v</text:span><text:span text:style-name="T1">n</text:span><text:span text:style-name="T1">e</text:span><text:span text:style-name="T1">t</text:span><text:span text:style-name="T1">-</text:span><text:span text:style-name="T1">b</text:span><text:span text:style-name="T1">r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9" draw:id="id9" draw:layer="layout" svg:width="2.5cm" svg:height="1.491cm" svg:x="4cm" svg:y="34.40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4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4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8" draw:text-style-name="P5" xml:id="id44" draw:id="id44" draw:layer="layout" svg:width="0.9cm" svg:height="0.9cm" svg:x="8.3cm" svg:y="3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238cm" svg:height="1.3cm" svg:x="2.3cm" svg:y="26.3cm">
          <text:p text:style-name="P2"><text:span text:style-name="T1">vnet-ites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6.238cm" svg:height="1.3cm" svg:x="2.3cm" svg:y="28.1cm">
          <text:p text:style-name="P2"><text:span text:style-name="T1">vnet-itest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52" draw:id="id52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6" draw:id="id46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54" draw:id="id54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19cm" svg:y1="32.7cm" svg:x2="5.25cm" svg:y2="34.409cm" draw:start-shape="id8" draw:end-shape="id9" svg:d="M5419 32700c0 1281-169 427-169 1709" svg:viewBox="0 0 170 1710">
          <text:p/>
        </draw:connector>
        <draw:custom-shape draw:style-name="gr6" draw:text-style-name="P1" xml:id="id53" draw:id="id53" draw:layer="layout" svg:width="2.5cm" svg:height="1.3cm" svg:x="17.8cm" svg:y="1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5cm" svg:height="1.3cm" svg:x="0.9cm" svg:y="36.9cm">
          <text:p text:style-name="P2"><text:span text:style-name="T1">192.168.2.1</text:span></text:p>
          <draw:enhanced-geometry svg:viewBox="0 0 21600 21600" draw:text-areas="800 800 20800 20800" draw:type="round-rectangular-callout" draw:modifiers="10754.8445737139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mirror-horizontal="false" draw:mirror-vertical="false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cm" svg:height="1.3cm" svg:x="21.9cm" svg:y="12.908cm">
          <text:p text:style-name="P2"><text:span text:style-name="T1">172.16.90.10</text:span></text:p>
          <draw:enhanced-geometry svg:viewBox="0 0 21600 21600" draw:mirror-horizontal="false" draw:mirror-vertical="false" draw:text-areas="800 800 20800 20800" draw:type="round-rectangular-callout" draw:modifiers="15838.6709736964 62492.23674096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8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8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8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8" draw:text-style-name="P5" xml:id="id17" draw:id="id17" draw:layer="layout" svg:width="0.9cm" svg:height="0.9cm" svg:x="27.285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6" draw:id="id16" draw:layer="layout" svg:width="0.9cm" svg:height="0.9cm" svg:x="27.285cm" svg:y="17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30.8cm" svg:height="10.692cm" svg:x="18.985cm" svg:y="2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24.36cm">
          <draw:text-box>
            <text:p><text:span text:style-name="T1">ite</text:span><text:span text:style-name="T1">st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0" draw:id="id50" draw:layer="layout" svg:width="2.5cm" svg:height="1.3cm" svg:x="17.785cm" svg:y="2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4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556cm" svg:height="1.3cm" svg:x="19.444cm" svg:y="34.691cm">
          <text:p text:style-name="P2"><text:span text:style-name="T1">192.168.2.92</text:span></text:p>
          <draw:enhanced-geometry svg:viewBox="0 0 21600 21600" draw:mirror-horizontal="false" draw:mirror-vertical="false" draw:text-areas="800 800 20800 20800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5.985cm" svg:height="1.3cm" svg:x="21.8cm" svg:y="26.399cm">
          <text:p text:style-name="P2"><text:span text:style-name="T1">172.16.90.11</text:span></text:p>
          <draw:enhanced-geometry svg:viewBox="0 0 21600 21600" draw:mirror-horizontal="false" draw:mirror-vertical="false" draw:text-areas="800 800 20800 20800" draw:type="round-rectangular-callout" draw:modifiers="17569.395255596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8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8" draw:layer="layout" draw:type="curve" svg:x1="28.054cm" svg:y1="30.768cm" svg:x2="31.835cm" svg:y2="30.399cm" draw:start-shape="id28" draw:start-glue-point="9" draw:end-shape="id22" draw:end-glue-point="2" svg:d="M28054 30768c0 1023 3781 1207 3781-369" svg:viewBox="0 0 3782 1161">
          <text:p/>
        </draw:connector>
        <draw:connector draw:style-name="gr11" draw:text-style-name="P8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8" draw:text-style-name="P5" xml:id="id28" draw:id="id28" draw:layer="layout" svg:width="0.9cm" svg:height="0.9cm" svg:x="27.285cm" svg:y="29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7" draw:id="id27" draw:layer="layout" svg:width="0.9cm" svg:height="0.9cm" svg:x="27.285cm" svg:y="31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5" draw:text-style-name="P1" draw:layer="layout" svg:width="30.8cm" svg:height="10.692cm" svg:x="18.985cm" svg:y="3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36.269cm">
          <draw:text-box>
            <text:p><text:span text:style-name="T1">ite</text:span><text:span text:style-name="T1">st3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7" draw:id="id47" draw:layer="layout" svg:width="2.5cm" svg:height="1.3cm" svg:x="17.785cm" svg:y="4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4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7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5.956cm" svg:height="1.3cm" svg:x="19.444cm" svg:y="46.6cm">
          <text:p text:style-name="P2"><text:span text:style-name="T1">192.168.2.93</text:span></text:p>
          <draw:enhanced-geometry svg:viewBox="0 0 21600 21600" draw:mirror-horizontal="false" draw:mirror-vertical="false" draw:text-areas="800 800 20800 20800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2.1cm" svg:y="38.308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16172.561875102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8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8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8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8" draw:text-style-name="P5" xml:id="id39" draw:id="id39" draw:layer="layout" svg:width="0.9cm" svg:height="0.9cm" svg:x="27.285cm" svg:y="4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38" draw:id="id38" draw:layer="layout" svg:width="0.9cm" svg:height="0.9cm" svg:x="27.285cm" svg:y="4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31" draw:text-style-name="P1" draw:layer="layout" svg:width="30.8cm" svg:height="5.792cm" svg:x="19cm" svg:y="4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3.862cm" svg:height="1.253cm" svg:x="19.63cm" svg:y="48.169cm">
          <draw:text-box>
            <text:p><text:span text:style-name="T1">l</text:span><text:span text:style-name="T1">e</text:span><text:span text:style-name="T1">g</text:span><text:span text:style-name="T1">a</text:span><text:span text:style-name="T1">c</text:span><text:span text:style-name="T1">y</text:span><text:span text:style-name="T1">1</text:span></text:p>
          </draw:text-box>
        </draw:frame>
        <draw:custom-shape draw:style-name="gr6" draw:text-style-name="P1" xml:id="id51" draw:id="id51" draw:layer="layout" svg:width="2.5cm" svg:height="1.3cm" svg:x="17.8cm" svg:y="49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5.8cm" svg:height="1.3cm" svg:x="21.5cm" svg:y="52.7cm">
          <text:p text:style-name="P2"><text:span text:style-name="T1">192.168.2.94</text:span></text:p>
          <draw:enhanced-geometry svg:viewBox="0 0 21600 21600" draw:mirror-horizontal="false" draw:mirror-vertical="false" draw:text-areas="800 800 20800 20800" draw:type="round-rectangular-callout" draw:modifiers="-5004.37855542148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6.4cm" svg:height="1.3cm" svg:x="23cm" svg:y="50.4cm">
          <text:p text:style-name="P2"><text:span text:style-name="T1">10.101.0.100</text:span></text:p>
          <draw:enhanced-geometry svg:viewBox="0 0 21600 21600" draw:mirror-horizontal="false" draw:mirror-vertical="false" draw:text-areas="800 800 20800 20800" draw:type="round-rectangular-callout" draw:modifiers="-4886.23652554288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8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36" draw:text-style-name="P1" draw:layer="layout" svg:width="30.8cm" svg:height="8.731cm" svg:x="1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" draw:layer="layout" svg:width="5.259cm" svg:height="1.253cm" svg:x="19.63cm" svg:y="1.3cm">
          <draw:text-box>
            <text:p><text:span text:style-name="T1">ite</text:span><text:span text:style-name="T1">st-</text:span><text:span text:style-name="T1">edg</text:span><text:span text:style-name="T1">e</text:span></text:p>
          </draw:text-box>
        </draw:frame>
        <draw:custom-shape draw:style-name="gr6" draw:text-style-name="P1" xml:id="id48" draw:id="id48" draw:layer="layout" svg:width="2.5cm" svg:height="1.3cm" svg:x="17.8cm" svg:y="3.83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4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5" draw:id="id55" draw:layer="layout" svg:width="2.5cm" svg:height="1.3cm" svg:x="17.8cm" svg:y="5.63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6.041cm" svg:height="1.3cm" svg:x="19.459cm" svg:y="9.631cm">
          <text:p text:style-name="P2"><text:span text:style-name="T1">192.168.2.90</text:span></text:p>
          <draw:enhanced-geometry svg:viewBox="0 0 21600 21600" draw:mirror-horizontal="false" draw:mirror-vertical="false" draw:text-areas="800 800 20800 20800" draw:type="round-rectangular-callout" draw:modifiers="1984.11122144985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5.7cm" svg:height="1.3cm" svg:x="27.1cm" svg:y="2.9cm">
          <text:p text:style-name="P2"><text:span text:style-name="T1">172.16.90.9</text:span></text:p>
          <draw:enhanced-geometry svg:viewBox="0 0 21600 21600" draw:mirror-horizontal="false" draw:mirror-vertical="false" draw:text-areas="800 800 20800 20800" draw:type="round-rectangular-callout" draw:modifiers="848.693211717243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0.9cm" svg:height="0.9cm" svg:x="27.3cm" svg:y="4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6.2cm" svg:height="1.3cm" svg:x="19.5cm" svg:y="22.9cm">
          <text:p text:style-name="P2"><text:span text:style-name="T1">192.168.2.91</text:span></text:p>
          <draw:enhanced-geometry svg:viewBox="0 0 21600 21600" draw:mirror-horizontal="false" draw:mirror-vertical="false" draw:text-areas="800 800 20800 20800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8" draw:layer="layout" draw:type="curve" svg:x1="8.75cm" svg:y1="32.5cm" svg:x2="17.655cm" svg:y2="57.455cm" draw:start-shape="id44" draw:start-glue-point="8" draw:end-shape="id45" draw:end-glue-point="3" svg:d="M8750 32500c0 16637 2968 24955 8905 24955" svg:viewBox="0 0 8906 24956">
          <text:p/>
        </draw:connector>
        <draw:connector draw:style-name="gr28" draw:text-style-name="P8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42" draw:text-style-name="P8" draw:layer="layout" draw:type="curve" svg:x1="9.069cm" svg:y1="27.269cm" svg:x2="17.785cm" svg:y2="41.458cm" draw:start-shape="id46" draw:start-glue-point="9" draw:end-shape="id47" draw:end-glue-point="3" svg:d="M9069 27269c6636 0 2278 14189 8716 14189" svg:viewBox="0 0 8717 14190">
          <text:p/>
        </draw:connector>
        <draw:connector draw:style-name="gr11" draw:text-style-name="P8" draw:layer="layout" draw:type="curve" draw:line-skew="-3.923cm" svg:x1="17.8cm" svg:y1="4.489cm" svg:x2="17.785cm" svg:y2="16.758cm" draw:start-shape="id48" draw:start-glue-point="3" draw:end-shape="id49" draw:end-glue-point="3" svg:d="M17800 4489c-6732 0-6724 12269-15 12269" svg:viewBox="0 0 5049 12270">
          <text:p/>
        </draw:connector>
        <draw:connector draw:style-name="gr11" draw:text-style-name="P8" draw:layer="layout" draw:type="curve" draw:line-skew="-4.273cm" svg:x1="17.785cm" svg:y1="29.549cm" svg:x2="17.8cm" svg:y2="50.158cm" draw:start-shape="id50" draw:start-glue-point="3" draw:end-shape="id51" draw:end-glue-point="3" svg:d="M17785 29549c-7234 0-7242 20609 15 20609" svg:viewBox="0 0 5443 20610">
          <text:p/>
        </draw:connector>
        <draw:connector draw:style-name="gr11" draw:text-style-name="P8" draw:layer="layout" draw:type="curve" draw:line-skew="-4cm" svg:x1="17.785cm" svg:y1="16.758cm" svg:x2="17.785cm" svg:y2="29.549cm" draw:start-shape="id49" draw:start-glue-point="3" draw:end-shape="id50" draw:end-glue-point="3" svg:d="M17785 16758c-6825 0-6825 12791 0 12791" svg:viewBox="0 0 5120 12792">
          <text:p/>
        </draw:connector>
        <draw:connector draw:style-name="gr11" draw:text-style-name="P8" draw:layer="layout" draw:type="curve" svg:x1="17.8cm" svg:y1="4.489cm" svg:x2="8.75cm" svg:y2="24.6cm" draw:start-shape="id48" draw:start-glue-point="3" draw:end-shape="id52" draw:end-glue-point="4" svg:d="M17800 4489c-6034 0-9050 6703-9050 20111" svg:viewBox="0 0 9051 20112">
          <text:p/>
        </draw:connector>
        <draw:connector draw:style-name="gr43" draw:text-style-name="P8" draw:layer="layout" draw:type="curve" svg:x1="17.8cm" svg:y1="20.25cm" svg:x2="9.2cm" svg:y2="28.75cm" draw:start-shape="id53" draw:start-glue-point="3" draw:end-shape="id54" draw:end-glue-point="10" svg:d="M17800 20250c-6448 0-2149 8500-8600 8500" svg:viewBox="0 0 8601 8501">
          <text:p/>
        </draw:connector>
        <draw:connector draw:style-name="gr43" draw:text-style-name="P8" draw:layer="layout" draw:type="curve" draw:line-skew="-2.175cm" svg:x1="17.8cm" svg:y1="6.289cm" svg:x2="17.8cm" svg:y2="20.25cm" draw:start-shape="id55" draw:start-glue-point="3" draw:end-shape="id53" draw:end-glue-point="3" svg:d="M17800 6289c-4087 0-4087 13961 0 13961" svg:viewBox="0 0 3066 13962">
          <text:p/>
        </draw:connector>
        <draw:custom-shape draw:style-name="gr31" draw:text-style-name="P1" draw:layer="layout" svg:width="30.8cm" svg:height="5.792cm" svg:x="18.855cm" svg:y="5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3.862cm" svg:height="1.253cm" svg:x="19.441cm" svg:y="55.054cm">
          <draw:text-box>
            <text:p><text:span text:style-name="T1">R</text:span><text:span text:style-name="T1">o</text:span><text:span text:style-name="T1">u</text:span><text:span text:style-name="T1">t</text:span><text:span text:style-name="T1">e</text:span><text:span text:style-name="T1">r</text:span></text:p>
          </draw:text-box>
        </draw:frame>
        <draw:custom-shape draw:style-name="gr6" draw:text-style-name="P1" xml:id="id45" draw:id="id45" draw:layer="layout" svg:width="2.5cm" svg:height="1.3cm" svg:x="17.655cm" svg:y="56.8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6" draw:id="id56" draw:layer="layout" svg:width="2.5cm" svg:height="1.3cm" svg:x="17.614cm" svg:y="60.1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5.745cm" svg:height="1.3cm" svg:x="21.855cm" svg:y="56.5cm">
          <text:p text:style-name="P2"><text:span text:style-name="T1">192.168.2.95</text:span></text:p>
          <draw:enhanced-geometry svg:viewBox="0 0 21600 21600" draw:mirror-horizontal="false" draw:mirror-vertical="false" draw:text-areas="800 800 20800 20800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" xml:id="id57" draw:id="id57" draw:layer="layout" svg:width="2.445cm" svg:height="1.3cm" svg:x="17.655cm" svg:y="58.4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5.7cm" svg:height="1.3cm" svg:x="22cm" svg:y="58.3cm">
          <text:p text:style-name="P2"><text:span text:style-name="T1">172.16.90.2</text:span></text:p>
          <draw:enhanced-geometry svg:viewBox="0 0 21600 21600" draw:mirror-horizontal="false" draw:mirror-vertical="false" draw:text-areas="800 800 20800 20800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" draw:layer="layout" svg:width="5.9cm" svg:height="1.3cm" svg:x="21.8cm" svg:y="60.2cm">
          <text:p text:style-name="P2"><text:span text:style-name="T1">172.16.91.2</text:span></text:p>
          <draw:enhanced-geometry svg:viewBox="0 0 21600 21600" draw:mirror-horizontal="false" draw:mirror-vertical="false" draw:text-areas="800 800 20800 20800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2" draw:text-style-name="P8" draw:layer="layout" draw:type="curve" draw:line-skew="-3.146cm" svg:x1="17.614cm" svg:y1="60.847cm" svg:x2="17.785cm" svg:y2="41.459cm" draw:start-shape="id56" draw:start-glue-point="3" svg:d="M17614 60847c-5544 0-5629-19388 171-19388" svg:viewBox="0 0 4341 19389">
          <text:p/>
        </draw:connector>
        <draw:connector draw:style-name="gr28" draw:text-style-name="P8" draw:layer="layout" draw:type="curve" draw:line-skew="-0.404cm" svg:x1="17.655cm" svg:y1="57.455cm" svg:x2="17.76cm" svg:y2="53.55cm" draw:start-shape="id45" draw:start-glue-point="3" svg:d="M17655 57455c-1431 0-1483-3905 105-3905" svg:viewBox="0 0 1186 3906">
          <text:p/>
        </draw:connector>
        <draw:connector draw:style-name="gr11" draw:text-style-name="P8" draw:layer="layout" draw:type="curve" draw:line-skew="-1.822cm" svg:x1="17.655cm" svg:y1="59.147cm" svg:x2="17.8cm" svg:y2="50.159cm" draw:start-shape="id57" draw:start-glue-point="3" svg:d="M17655 59147c-3559 0-3632-8988 145-8988" svg:viewBox="0 0 2825 8989">
          <text:p/>
        </draw:connector>
        <draw:custom-shape draw:style-name="gr16" draw:text-style-name="P1" draw:layer="layout" svg:width="6.238cm" svg:height="1.3cm" svg:x="2.3cm" svg:y="29.7cm">
          <text:p text:style-name="P2"><text:span text:style-name="T1">vnet-wan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30.8cm" svg:height="9.5cm" svg:x="18.855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cm" svg:height="1.3cm" svg:x="17.656cm" svg:y="63.6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0" draw:id="id60" draw:layer="layout" svg:width="2.5cm" svg:height="1.3cm" svg:x="17.615cm" svg:y="65.3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xml:id="id58" draw:id="id58" draw:layer="layout" svg:width="2.445cm" svg:height="1.3cm" svg:x="17.656cm" svg:y="68.2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3.862cm" svg:height="1.253cm" svg:x="19.441cm" svg:y="62.347cm">
          <draw:text-box>
            <text:p><text:span text:style-name="T1">wanedge</text:span></text:p>
          </draw:text-box>
        </draw:frame>
        <draw:connector draw:style-name="gr28" draw:text-style-name="P8" draw:layer="layout" draw:type="curve" svg:x1="17.656cm" svg:y1="57.456cm" svg:x2="17.656cm" svg:y2="68.85cm" draw:end-shape="id58" draw:end-glue-point="3" svg:d="M17656 57456c-826 0-826 11394 0 11394" svg:viewBox="0 0 620 11395">
          <text:p/>
        </draw:connector>
        <draw:custom-shape draw:style-name="gr18" draw:text-style-name="P5" xml:id="id59" draw:id="id59" draw:layer="layout" svg:width="0.9cm" svg:height="0.9cm" svg:x="8.301cm" svg:y="2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9" draw:layer="layout" draw:type="curve" draw:line-skew="-1.509cm" svg:x1="9.201cm" svg:y1="30.35cm" svg:x2="17.615cm" svg:y2="65.95cm" draw:start-shape="id59" draw:start-glue-point="10" draw:end-shape="id60" draw:end-glue-point="3" svg:d="M9201 30350c4048 0-158 35600 8414 35600" svg:viewBox="0 0 8415 35601">
          <text:p/>
        </draw:connector>
        <draw:custom-shape draw:style-name="gr49" draw:text-style-name="P1" draw:layer="layout" svg:width="5.5cm" svg:height="2.7cm" svg:x="3cm" svg:y="40.8cm">
          <text:p text:style-name="P2"><text:span text:style-name="T1">10.210.0.1</text:span></text:p>
          <text:p text:style-name="P2"><text:span text:style-name="T1">Wanedge gw</text:span></text:p>
          <draw:enhanced-geometry svg:viewBox="0 0 21600 21600" draw:text-areas="800 800 20800 20800" draw:type="round-rectangular-callout" draw:modifiers="18647.2277767679 -78794.8167345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xml:id="id61" draw:id="id61" draw:layer="layout" svg:width="6.386cm" svg:height="4.2cm" svg:x="20.1cm" svg:y="63.5cm">
          <text:p text:style-name="P2"><text:span text:style-name="T1">Open </text:span><text:span text:style-name="T1">vSwitc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62" draw:id="id62" draw:layer="layout" svg:width="3.897cm" svg:height="1.3cm" svg:x="24.445cm" svg:y="68.292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293cm" svg:y1="67.7cm" svg:x2="24.445cm" svg:y2="68.942cm" draw:start-shape="id61" draw:start-glue-point="2" draw:end-shape="id62" draw:end-glue-point="3" svg:d="M23293 67700c0 828 384 1242 1152 1242" svg:viewBox="0 0 1153 1243">
          <text:p/>
        </draw:connector>
        <draw:connector draw:style-name="gr11" draw:text-style-name="P4" draw:layer="layout" draw:type="curve" svg:x1="24.445cm" svg:y1="68.942cm" svg:x2="20.101cm" svg:y2="68.85cm" draw:start-shape="id62" draw:end-shape="id58" draw:end-glue-point="1" svg:d="M24445 68942c-3259 0-1088-92-4344-92" svg:viewBox="0 0 4345 93">
          <text:p/>
        </draw:connector>
        <draw:custom-shape draw:style-name="gr29" draw:text-style-name="P1" draw:layer="layout" svg:width="5.956cm" svg:height="1.3cm" svg:x="19.445cm" svg:y="70.5cm">
          <text:p text:style-name="P2"><text:span text:style-name="T1">192.168.2.96</text:span></text:p>
          <draw:enhanced-geometry svg:viewBox="0 0 21600 21600" draw:mirror-horizontal="false" draw:mirror-vertical="false" draw:text-areas="800 800 20800 20800" draw:type="round-rectangular-callout" draw:modifiers="2132.07990599295 -18163.2590315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" draw:layer="layout" svg:width="11.4cm" svg:height="3.9cm" svg:x="32.2cm" svg:y="6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2.94cm" svg:y="63.2cm">
          <draw:text-box>
            <text:p><text:span text:style-name="T1">v</text:span><text:span text:style-name="T1">m</text:span><text:span text:style-name="T1">7</text:span></text:p>
          </draw:text-box>
        </draw:frame>
        <draw:custom-shape draw:style-name="gr6" draw:text-style-name="P1" xml:id="id64" draw:id="id64" draw:layer="layout" svg:width="2.5cm" svg:height="1.3cm" svg:x="33.5cm" svg:y="67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3" draw:id="id63" draw:layer="layout" svg:width="3.9cm" svg:height="1.3cm" svg:x="32.8cm" svg:y="64.6cm">
          <text:p text:style-name="P2"><text:span text:style-name="T1">dhcl</text:span><text:span text:style-name="T1">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34.75cm" svg:y1="65.9cm" svg:x2="34.75cm" svg:y2="67cm" draw:start-shape="id63" draw:end-shape="id64" draw:end-glue-point="0" svg:d="M34750 65900v1100" svg:viewBox="0 0 1 1101">
          <text:p/>
        </draw:connector>
        <draw:custom-shape draw:style-name="gr6" draw:text-style-name="P1" xml:id="id67" draw:id="id67" draw:layer="layout" svg:width="2.5cm" svg:height="1.3cm" svg:x="37.3cm" svg:y="6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5.6cm" svg:height="1.3cm" svg:x="37.1cm" svg:y="65.2cm">
          <text:p text:style-name="P2"><text:span text:style-name="T1">10.5</text:span><text:span text:style-name="T1">0.0.</text:span><text:span text:style-name="T1">107</text:span></text:p>
          <draw:enhanced-geometry svg:viewBox="0 0 21600 21600" draw:mirror-horizontal="false" draw:mirror-vertical="false" draw:text-areas="800 800 20800 20800" draw:type="round-rectangular-callout" draw:modifiers="4284.52062131762 34682.85933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718cm" svg:y="64.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718cm" svg:y="66.169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1.018cm" svg:y="65.7cm">
          <text:p text:style-name="P2"><text:span text:style-name="T1">10.50</text:span><text:span text:style-name="T1">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5.7cm" svg:y="62.2cm">
          <text:p text:style-name="P2"><text:span text:style-name="T1">172.16.9</text:span><text:span text:style-name="T1">1.10</text:span></text:p>
          <draw:enhanced-geometry svg:viewBox="0 0 21600 21600" draw:mirror-horizontal="false" draw:mirror-vertical="false" draw:text-areas="800 800 20800 20800" draw:type="round-rectangular-callout" draw:modifiers="4358.23635469595 45109.3005380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xml:id="id65" draw:id="id65" draw:layer="layout" svg:width="0.9cm" svg:height="0.9cm" svg:x="27.5cm" svg:y="6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66" draw:id="id66" draw:layer="layout" svg:width="0.9cm" svg:height="0.9cm" svg:x="27.5cm" svg:y="6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draw:type="curve" draw:line-skew="-0.207cm" svg:x1="28.4cm" svg:y1="65.35cm" svg:x2="34.75cm" svg:y2="68.3cm" draw:start-shape="id65" draw:start-glue-point="10" draw:end-shape="id64" draw:end-glue-point="2" svg:d="M28400 65350c3516 0 2929 1750 3638 2694s2712 1081 2712 256" svg:viewBox="0 0 6351 3494">
          <text:p/>
        </draw:connector>
        <draw:connector draw:style-name="gr53" draw:text-style-name="P9" draw:layer="layout" draw:type="curve" draw:line-skew="0.518cm" svg:x1="28.269cm" svg:y1="66.869cm" svg:x2="38.55cm" svg:y2="68.3cm" draw:start-shape="id66" draw:start-glue-point="9" draw:end-shape="id67" draw:end-glue-point="2" svg:d="M28269 66869c0 3748 10281 3033 10281 1431" svg:viewBox="0 0 10282 27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56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6-10-07T17:19:02.370576073</dc:date>
    <meta:editing-duration>PT5H48M8S</meta:editing-duration>
    <meta:editing-cycles>175</meta:editing-cycles>
    <meta:generator>LibreOffice/5.1.5.2$Linux_X86_64 LibreOffice_project/10m0$Build-2</meta:generator>
    <meta:document-statistic meta:object-count="196"/>
  </office:meta>
</office:document-meta>
</file>